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9.375cm"/>
    </style:style>
    <style:style style:name="co6" style:family="table-column">
      <style:table-column-properties fo:break-before="auto" style:column-width="9.804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0.716cm"/>
    </style:style>
    <style:style style:name="co9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0.529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0.68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6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30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81aca6" fo:border="0.74pt solid #000000"/>
    </style:style>
    <style:style style:name="ce16" style:family="table-cell" style:parent-style-name="Default">
      <style:table-cell-properties fo:background-color="#ff7b59" fo:border="0.74pt solid #000000"/>
    </style:style>
    <style:style style:name="ce63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ff7b59"/>
    </style:style>
    <style:style style:name="ce64" style:family="table-cell" style:parent-style-name="Default">
      <style:table-cell-properties fo:background-color="#81aca6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21" style:family="table-cell" style:parent-style-name="Default">
      <style:table-cell-properties fo:background-color="#00a933" fo:border="0.74pt solid 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6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8d1d75" fo:border="0.74pt solid #000000"/>
    </style:style>
    <style:style style:name="ce25" style:family="table-cell" style:parent-style-name="Default">
      <style:table-cell-properties fo:background-color="#ff6d6d" fo:border="0.74pt solid #000000"/>
    </style:style>
    <style:style style:name="ce26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ff860d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ffff38" fo:border="0.74pt solid #000000"/>
    </style:style>
    <style:style style:name="ce67" style:family="table-cell" style:parent-style-name="Default">
      <style:table-cell-properties fo:background-color="#00a933" fo:border="0.06pt solid #000000"/>
    </style:style>
    <style:style style:name="ce31" style:family="table-cell" style:parent-style-name="Default">
      <style:table-cell-properties fo:background-color="#d62e4e" fo:border="0.74pt solid #000000"/>
    </style:style>
    <style:style style:name="ce32" style:family="table-cell" style:parent-style-name="Default">
      <style:table-cell-properties fo:background-color="#780373" fo:border="0.74pt solid #000000"/>
    </style:style>
    <style:style style:name="ce33" style:family="table-cell" style:parent-style-name="Default">
      <style:table-cell-properties fo:background-color="#e8a202" fo:border="0.74pt solid #000000"/>
    </style:style>
    <style:style style:name="ce34" style:family="table-cell" style:parent-style-name="Default">
      <style:table-cell-properties fo:background-color="#dedce6" fo:border="0.74pt solid #000000"/>
    </style:style>
    <style:style style:name="ce3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14"/>
        <table:table-column table:style-name="co7" table:default-cell-style-name="ce2"/>
        <table:table-column table:style-name="co8" table:number-columns-repeated="4" table:default-cell-style-name="ce2"/>
        <table:table-column table:style-name="co9" table:default-cell-style-name="ce2"/>
        <table:table-column table:style-name="co13" table:default-cell-style-name="ce2"/>
        <table:table-column table:style-name="co8" table:default-cell-style-name="ce2"/>
        <table:table-column table:style-name="co8" table:default-cell-style-name="ce21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row table:style-name="ro3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ño/Proyecto</text:p>
          </table:table-cell>
          <table:table-cell table:style-name="ce2" office:value-type="string" calcext:value-type="string">
            <text:p>Publicacion Derivada</text:p>
          </table:table-cell>
          <table:table-cell table:style-name="ce20" office:value-type="string" calcext:value-type="string">
            <text:p>FPGAs y Sistemas Digitales</text:p>
          </table:table-cell>
          <table:table-cell table:style-name="ce20" office:value-type="string" calcext:value-type="string">
            <text:p>Escritorio</text:p>
          </table:table-cell>
          <table:table-cell table:style-name="ce20" office:value-type="string" calcext:value-type="string">
            <text:p>Movil</text:p>
          </table:table-cell>
          <table:table-cell table:style-name="ce20" office:value-type="string" calcext:value-type="string">
            <text:p>Embebido</text:p>
          </table:table-cell>
          <table:table-cell table:style-name="ce20" office:value-type="string" calcext:value-type="string">
            <text:p>Desarrollo Tec</text:p>
          </table:table-cell>
          <table:table-cell table:style-name="ce28" table:number-columns-repeated="2"/>
          <table:table-cell table:style-name="ce20" office:value-type="string" calcext:value-type="string">
            <text:p>Previo a la UPV</text:p>
          </table:table-cell>
          <table:table-cell table:style-name="ce20" office:value-type="string" calcext:value-type="string">
            <text:p>Licencitaura</text:p>
          </table:table-cell>
          <table:table-cell table:style-name="ce20" office:value-type="string" calcext:value-type="string">
            <text:p>Posgrado</text:p>
          </table:table-cell>
          <table:table-cell table:style-name="ce20" office:value-type="string" calcext:value-type="string">
            <text:p>Colaboración</text:p>
            <text:p> Externa</text:p>
          </table:table-cell>
          <table:table-cell table:style-name="ce2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02_ArquitecturaPiramide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:.H2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2:.N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03_PiramideMultiresolu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:.H3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3:.N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05_ArquitecturaInterpola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4:.H4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4:.N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09_Spiking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5:.H5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5:.N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1_Peptidos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6:.H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6:.N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12_Glucometro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7:.H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7:.N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2012_HuellasDactilare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8:.H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8:.N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13_Serbot-I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9:.H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9:.N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14_BookSCanner</text:p>
          </table:table-cell>
          <table:table-cell office:value-type="string" calcext:value-type="string">
            <text:p>CONGRESO INTER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10:.H1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0:.N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14_Llanta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1:.H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1:.N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14_LocalAdaptiveImageThresholding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12:.H1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35" office:value-type="float" office:value="1" calcext:value-type="float">
            <text:p>1</text:p>
          </table:table-cell>
          <table:table-cell table:formula="of:=MAX([.K12:.N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14_VehicleCounter</text:p>
          </table:table-cell>
          <table:table-cell office:value-type="string" calcext:value-type="string">
            <text:p>CONGRESO INTER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3:.H13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3:.N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15_ActivityRecognition</text:p>
          </table:table-cell>
          <table:table-cell office:value-type="string" calcext:value-type="string">
            <text:p>CONGRESO INTER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4:.H1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4:.N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17_Ajedrez3D</text:p>
          </table:table-cell>
          <table:table-cell table:style-name="ce15" office:value-type="string" calcext:value-type="string">
            <text:p>Proyecto de Materia – Terminado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5:.H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5:.N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17_CruzdeMalta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6:.H1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6:.N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17_Tetris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7:.H1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7:.N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18_AugmentedReality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8:.H1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8:.N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18_IPS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9:.H1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9:.N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18_RemoteMonitor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0:.H2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0:.N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19_BrazoRobot3D</text:p>
          </table:table-cell>
          <table:table-cell office:value-type="string" calcext:value-type="string">
            <text:p>CONGRESO NACIONAL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1:.H2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1:.N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19_Naranjas – ANTONIO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2:.H2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22:.N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19_RealidadAumentad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3:.H2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3:.N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0_AEDM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4:.H2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4:.N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0_BasculaInteligente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25:.H25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5:.N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0_Karyograms</text:p>
          </table:table-cell>
          <table:table-cell office:value-type="string" calcext:value-type="string">
            <text:p>REVISTA JCR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26:.H2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6:.N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0_MascotaUPV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7:.H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7:.N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0_RemoteLearn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8:.H2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8:.N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0_SeguridadAutomotriz</text:p>
          </table:table-cell>
          <table:table-cell office:value-type="string" calcext:value-type="string">
            <text:p>CONGRESO 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9:.H2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29:.N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0_TutorialBlender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0:.H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0:.N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2021_IoT_JoseRamon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31:.H3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1:.N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_JugadasAjedrezComputerVision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2:.H32])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formula="of:=MAX([.K32:.N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2021_ListaOnLine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3:.H3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3:.N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_RecorridoUPV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4:.H3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4:.N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2022_LSM</text:p>
          </table:table-cell>
          <table:table-cell table:style-name="ce16" office:value-type="string" calcext:value-type="string">
            <text:p>REVISTA JCR – En PREPARACION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35:.H3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35:.N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2_AppPaseLista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6:.H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6:.N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2022_BottleClassifier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7:.H3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37:.N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2022_ConteoMicroAlga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8:.H3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38:.N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_ConteoOstioncito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9:.H3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39:.N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_FatChild3D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40:.H4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40:.N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_HidroponicosDavid</text:p>
          </table:table-cell>
          <table:table-cell office:value-type="string" calcext:value-type="string">
            <text:p>CONGRESO NACIONAL 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41:.H4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41:.N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0" office:value-type="string" calcext:value-type="string">
            <text:p>2022_MapaUPV_RealidadAumentada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2:.H42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2:.N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2022_MapaVickyRanch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3:.H43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3:.N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2_MaquinaChilePiquin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4:.H4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44:.N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0" office:value-type="string" calcext:value-type="string">
            <text:p>2022_Plagio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5:.H4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5:.N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2_RefrigeradoresFrios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6:.H4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46:.N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2_Scanner3D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7:.H47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7:.N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2_Spelling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8:.H4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8:.N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3_AppComidaTamaulipeca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9:.H4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9:.N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3_AppSegmentaCromosoma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0:.H5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0:.N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3_ChilesHabanero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1:.H5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51:.N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0" office:value-type="string" calcext:value-type="string">
            <text:p>2023_ClasificacionCitricos-FPGA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/>
          <table:table-cell table:formula="of:=MAX([.D52:.H52])" office:value-type="float" office:value="1" calcext:value-type="float">
            <text:p>1</text:p>
          </table:table-cell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10"/>
          <table:table-cell table:formula="of:=MAX([.K52:.N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2023_MovimientoManoRobotica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3:.H5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3:.N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4_ConteoMonedasEscritorio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4:.H5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4:.N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4_ConteoNaranjasArbol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5:.H5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5:.N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4_DeteccionAlimentosAlberca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6:.H5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6:.N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4_DetectorMoto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7:.H5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7:.N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4_GerminadorAutomatico</text:p>
          </table:table-cell>
          <table:table-cell office:value-type="string" calcext:value-type="string">
            <text:p>CONGRESO (CASE 2024)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style-name="ce27"/>
          <table:table-cell table:formula="of:=MAX([.D58:.H58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58:.N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4_IdentificadorGeneroEspectrograma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9:.H5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9:.N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2024_PaseDeListaCodigoQR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0:.H6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0:.N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4_ProyectoCalificadorExamenes</text:p>
          </table:table-cell>
          <table:table-cell table:style-name="ce16" office:value-type="string" calcext:value-type="string">
            <text:p>REVISTA JCR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formula="of:=MAX([.D61:.H61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61:.N61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2024_Filtro-Jaguar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2:.H62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2:.N6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2024_MapaRealidadAumentada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3:.H63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3:.N63])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Default"/>
          <table:table-cell table:style-name="Default" office:value-type="string" calcext:value-type="string">
            <text:p>Pendientes..</text:p>
          </table:table-cell>
          <table:table-cell table:style-name="Default" table:number-columns-repeated="13"/>
        </table:table-row>
        <table:table-row table:style-name="ro2" table:number-rows-repeated="2">
          <table:table-cell table:style-name="Default" table:number-columns-repeated="15"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2024_AplicacionPuntoFlotante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56" office:value-type="string" calcext:value-type="string">
            <text:p>2023_MaquinaDeTuring (App Escritorio/App Movil)</text:p>
          </table:table-cell>
          <table:table-cell table:style-name="ce65" office:value-type="string" calcext:value-type="string">
            <text:p>REVISTA JCR – En PREPARACIO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2024_AplicacionDFAs (Agregar si BookChapter)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 table:style-name="ce56" office:value-type="string" calcext:value-type="string">
            <text:p>2023_RecorridoCasaDelArte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7" calcext:value-type="float">
            <text:p>67</text:p>
          </table:table-cell>
          <table:table-cell table:style-name="ce56" office:value-type="string" calcext:value-type="string">
            <text:p>2023_RecorridoMuseoRegional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6" office:value-type="string" calcext:value-type="string">
            <text:p>2024_RecorridoPinacoteca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6" office:value-type="string" calcext:value-type="string">
            <text:p>2025_SimuladoresRobotico_Melchor&amp;Barron</text:p>
          </table:table-cell>
          <table:table-cell table:style-name="ce64" office:value-type="string" calcext:value-type="string">
            <text:p>Proyecto de Materia /Revista JCR en Evaluació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3"/>
          <table:table-cell table:style-name="ce56"/>
          <table:table-cell table:style-name="ce64"/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Default" table:number-columns-repeated="3"/>
          <table:table-cell table:style-name="ce68" table:formula="of:=SUM([.D2:.D76])" office:value-type="float" office:value="9" calcext:value-type="float">
            <text:p>9</text:p>
          </table:table-cell>
          <table:table-cell table:style-name="ce68" table:formula="of:=SUM([.E2:.E76])" office:value-type="float" office:value="11" calcext:value-type="float">
            <text:p>11</text:p>
          </table:table-cell>
          <table:table-cell table:style-name="ce68" table:formula="of:=SUM([.F2:.F76])" office:value-type="float" office:value="11" calcext:value-type="float">
            <text:p>11</text:p>
          </table:table-cell>
          <table:table-cell table:style-name="ce68" table:formula="of:=SUM([.G2:.G76])" office:value-type="float" office:value="6" calcext:value-type="float">
            <text:p>6</text:p>
          </table:table-cell>
          <table:table-cell table:style-name="ce68" table:formula="of:=SUM([.H2:.H76])" office:value-type="float" office:value="25" calcext:value-type="float">
            <text:p>25</text:p>
          </table:table-cell>
          <table:table-cell table:style-name="ce68" table:formula="of:=SUM([.I2:.I76])" office:value-type="float" office:value="62" calcext:value-type="float">
            <text:p>62</text:p>
          </table:table-cell>
          <table:table-cell table:style-name="Default"/>
          <table:table-cell table:style-name="ce68" table:formula="of:=SUM([.K2:.K76])" office:value-type="float" office:value="4" calcext:value-type="float">
            <text:p>4</text:p>
          </table:table-cell>
          <table:table-cell table:style-name="ce68" table:formula="of:=SUM([.L2:.L76])" office:value-type="float" office:value="31" calcext:value-type="float">
            <text:p>31</text:p>
          </table:table-cell>
          <table:table-cell table:style-name="ce68" table:formula="of:=SUM([.M2:.M76])" office:value-type="float" office:value="22" calcext:value-type="float">
            <text:p>22</text:p>
          </table:table-cell>
          <table:table-cell table:style-name="ce68" table:formula="of:=SUM([.N2:.N76])" office:value-type="float" office:value="5" calcext:value-type="float">
            <text:p>5</text:p>
          </table:table-cell>
          <table:table-cell table:style-name="ce68" table:formula="of:=SUM([.O2:.O76])" office:value-type="float" office:value="62" calcext:value-type="float">
            <text:p>62</text:p>
          </table:table-cell>
        </table:table-row>
        <table:table-row table:style-name="ro2">
          <table:table-cell table:style-name="Default" table:number-columns-repeated="3"/>
          <table:table-cell table:style-name="ce68" table:number-columns-repeated="5"/>
          <table:table-cell table:style-name="ce68" table:formula="of:=SUM([.C77:.H77])" office:value-type="float" office:value="62" calcext:value-type="float">
            <text:p>62</text:p>
          </table:table-cell>
          <table:table-cell table:style-name="Default" table:number-columns-repeated="5"/>
          <table:table-cell table:style-name="Default" table:formula="of:=SUM([.K77:.N77])" office:value-type="float" office:value="62" calcext:value-type="float">
            <text:p>62</text:p>
          </table:table-cell>
        </table:table-row>
        <table:table-row table:style-name="ro2">
          <table:table-cell table:style-name="ce30"/>
          <table:table-cell table:style-name="Default" office:value-type="string" calcext:value-type="string">
            <text:p>Pendientes de Agregar</text:p>
          </table:table-cell>
          <table:table-cell table:style-name="Default" table:number-columns-repeated="13"/>
        </table:table-row>
        <table:table-row table:style-name="ro2">
          <table:table-cell table:style-name="Default" office:value-type="float" office:value="70" calcext:value-type="float">
            <text:p>70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71" calcext:value-type="float">
            <text:p>71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style-name="ce59" office:value-type="string" calcext:value-type="string">
            <text:p>2023 Abstraction &amp; Application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</table:table-row>
        <table:table-row table:style-name="ro2">
          <table:table-cell table:style-name="ce30" office:value-type="float" office:value="73" calcext:value-type="float">
            <text:p>73</text:p>
          </table:table-cell>
          <table:table-cell table:style-name="ce62" office:value-type="string" calcext:value-type="string">
            <text:p>2024_FormateadorArticulos</text:p>
          </table:table-cell>
          <table:table-cell table:style-name="ce65" office:value-type="string" calcext:value-type="string">
            <text:p>Proyecto Estadia/Revista JCR en Preparacion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74" calcext:value-type="float">
            <text:p>74</text:p>
          </table:table-cell>
          <table:table-cell table:style-name="ce59" office:value-type="string" calcext:value-type="string">
            <text:p>2024_AplicacionMapasKarnaugh</text:p>
          </table:table-cell>
          <table:table-cell table:style-name="ce64" office:value-type="string" calcext:value-type="string">
            <text:p>Proyecto de Materia – En proceso (POO 2024)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75" calcext:value-type="float">
            <text:p>75</text:p>
          </table:table-cell>
          <table:table-cell table:style-name="ce59" office:value-type="string" calcext:value-type="string">
            <text:p>2024_AplicaciónDatapath</text:p>
          </table:table-cell>
          <table:table-cell table:style-name="ce64" office:value-type="string" calcext:value-type="string">
            <text:p>Proyecto de Materia – ProcesadoresDigitalesMI_2024</text:p>
          </table:table-cell>
          <table:table-cell table:style-name="Default" table:number-columns-repeated="12"/>
        </table:table-row>
      </table:table>
      <table:table table:name="Hoja1" table:style-name="ta1"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2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Industriales</text:p>
          </table:table-cell>
          <table:table-cell office:value-type="string" calcext:value-type="string">
            <text:p>FPGAs Y CR</text:p>
          </table:table-cell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Aplicaciones Industriales</text:p>
          </table:table-cell>
          <table:table-cell office:value-type="string" calcext:value-type="string">
            <text:p>Comun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table:style-name="ce77" office:value-type="string" calcext:value-type="string">
            <text:p>Piram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H2:.L2])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SE (IA)</text:p>
          </table:table-cell>
          <table:table-cell table:style-name="ce77" office:value-type="string" calcext:value-type="string">
            <text:p>Interpolacion</text:p>
          </table:table-cell>
          <table:table-cell table:number-columns-repeated="6"/>
          <table:table-cell table:formula="of:=[.M2]*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(IA)</text:p>
          </table:table-cell>
          <table:table-cell table:number-columns-repeated="2"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Ns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IA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IA)</text:p>
          </table:table-cell>
          <table:table-cell/>
          <table:table-cell office:value-type="string" calcext:value-type="string">
            <text:p>Peptidos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/>
          <table:table-cell table:style-name="ce77" office:value-type="string" calcext:value-type="string">
            <text:p>Segmentación Adaptiva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table:style-name="ce77" office:value-type="string" calcext:value-type="string">
            <text:p>Segmentacion Naranjas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Image Clustering -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Edge Detection – 2012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Random number – 2012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7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76" office:value-type="string" calcext:value-type="string" table:number-columns-spanned="4" table:number-rows-spanned="1">
            <text:p>Inteligencia Artificial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76" office:value-type="string" calcext:value-type="string" table:number-columns-spanned="4" table:number-rows-spanned="1">
            <text:p>Procesamiento de Imágenes y Visión por Computadora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PI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PI)</text:p>
          </table:table-cell>
          <table:table-cell table:number-columns-repeated="4"/>
          <table:table-cell table:style-name="ce76" office:value-type="string" calcext:value-type="string" table:number-columns-spanned="4" table:number-rows-spanned="1">
            <text:p>Modelado 3D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PI)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PI)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7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E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M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6" office:value-type="string" calcext:value-type="string" table:number-columns-spanned="2" table:number-rows-spanned="1">
            <text:p>AM (M3D)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7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6" office:value-type="string" calcext:value-type="string" table:number-columns-spanned="5" table:number-rows-spanned="1">
            <text:p>Aplicaciones Moviles para Salud, Educaciòn y Biometria</text:p>
          </table:table-cell>
          <table:covered-table-cell table:number-columns-repeated="4"/>
          <table:table-cell table:formula="of:=[.G36]+[.G40]+[.G4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ciones Móviles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6" office:value-type="string" calcext:value-type="string" table:number-columns-spanned="5" table:number-rows-spanned="1">
            <text:p>Aplicaciones Moviles para Salud y Educaciòn</text:p>
          </table:table-cell>
          <table:covered-table-cell table:number-columns-repeated="4"/>
          <table:table-cell table:formula="of:=[.G40]+[.G3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s Computaciones Moviles y de Escritorio para Soluciones Orientadas al Cuidado de la Salu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6" office:value-type="string" calcext:value-type="string" table:number-columns-spanned="5" table:number-rows-spanned="1">
            <text:p>Aplicaciones Moviles para Educaciòn y Biometria</text:p>
          </table:table-cell>
          <table:covered-table-cell table:number-columns-repeated="4"/>
          <table:table-cell table:formula="of:=[.G36]+[.G4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uciones Computacionales Orientadas a como apoyo a la Educación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6" office:value-type="string" calcext:value-type="string" table:number-columns-spanned="5" table:number-rows-spanned="1">
            <text:p>Aplicaciones Moviles para Educaciòn</text:p>
          </table:table-cell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stemas Embebidos aplicados a Salud y Aplicaciones Industriale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6" office:value-type="string" calcext:value-type="string" table:number-columns-spanned="5" table:number-rows-spanned="1">
            <text:p>Aplicaciòn de Escritorio para Salud, Educaciòn y Biometria</text:p>
          </table:table-cell>
          <table:covered-table-cell table:number-columns-repeated="4"/>
          <table:table-cell table:formula="of:=[.G39]+[.G45]+[.G4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ligencia Artificial para Soluciones de Biometria y Cuidado de la Salu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6" office:value-type="string" calcext:value-type="string" table:number-columns-spanned="5" table:number-rows-spanned="1">
            <text:p>Sistemas Embebidos para Salud e Industria</text:p>
          </table:table-cell>
          <table:covered-table-cell table:number-columns-repeated="4"/>
          <table:table-cell table:formula="of:=[.G42]+[.G4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amiento de Imágenes y Visión por Computadora para Aplicaciones Industriales, Biométricas y de Cuidado de la Salud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6" office:value-type="string" calcext:value-type="string" table:number-columns-spanned="5" table:number-rows-spanned="1">
            <text:p>Aplicaciòn de Escritorio para Biometrìa</text:p>
          </table:table-cell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ado 3D para Aplicaciones Orientadas a Enriquecer el Proceso de Enseñanza-Aprendizaj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6" office:value-type="string" calcext:value-type="string" table:number-columns-spanned="5" table:number-rows-spanned="1">
            <text:p>Aplicaciones Moviles para Salud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licaciones de Escritorio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6" office:value-type="string" calcext:value-type="string" table:number-columns-spanned="5" table:number-rows-spanned="1">
            <text:p>Aplicaciones Moviles para Biometria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ómputo de Alto Desempeño en FPGAs para Visión por Computadora y Aprendizaje Automático: Aplicaciones Misceláneas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6" office:value-type="string" calcext:value-type="string" table:number-columns-spanned="5" table:number-rows-spanned="1">
            <text:p>Sistemas Embebidos para Aplicacions Industriales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Desarrollo de Entornos Virtuales en Computadoras de Escritorio y Dispositivos Móviles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6" office:value-type="string" calcext:value-type="string" table:number-columns-spanned="5" table:number-rows-spanned="1">
            <text:p>Aplicaciones de Escritorio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gración de Procesamiento de Imágenes y Modelado Gráfico 3D para Aplicaciones de Realidad Aumentada y Virtual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6" office:value-type="string" calcext:value-type="string" table:number-columns-spanned="5" table:number-rows-spanned="1">
            <text:p>Aplicaciones de Escritorio para Educacion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78" office:value-type="string" calcext:value-type="string">
            <text:p>Desarrollo de Entornos Virtuales y Aumentados en Dispositivos Móviles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6" office:value-type="string" calcext:value-type="string" table:number-columns-spanned="5" table:number-rows-spanned="1">
            <text:p>Aplicaciones de Escritorio para Salud y Educación</text:p>
          </table:table-cell>
          <table:covered-table-cell table:number-columns-repeated="4"/>
          <table:table-cell table:formula="of:=[.G43]+[.G44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otipos de Aplicaciones de Procesamiento de Imágenes en Dispositivos Moviles y en FPGAs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6" office:value-type="string" calcext:value-type="string" table:number-columns-spanned="5" table:number-rows-spanned="1">
            <text:p>Sistemas Embebidos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mide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6" office:value-type="string" calcext:value-type="string" table:number-columns-spanned="5" table:number-rows-spanned="1">
            <text:p>Aplicaciòn Movil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6" office:value-type="string" calcext:value-type="string" table:number-columns-spanned="5" table:number-rows-spanned="1">
            <text:p>Aplicaciòn de Escritorio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mentación de Imagenes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6" office:value-type="string" calcext:value-type="string" table:number-columns-spanned="5" table:number-rows-spanned="1">
            <text:p>Sistemas Embebidos para Educacion 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mentacion de Naranjas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eguridad en Automovi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onitoreo de Aprendizaje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Realidad Aumentada para Robotica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9*3=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3:50.396047006</meta:creation-date>
    <dc:date>2025-02-28T09:21:22.989684226</dc:date>
    <meta:editing-duration>P9DT5H16M19S</meta:editing-duration>
    <meta:editing-cycles>65</meta:editing-cycles>
    <meta:generator>LibreOffice/7.3.7.2$Linux_X86_64 LibreOffice_project/30$Build-2</meta:generator>
    <meta:document-statistic meta:table-count="2" meta:cell-count="728" meta:object-count="0"/>
  </office:meta>
</office:document-meta>
</file>